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1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17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 C2, C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Samsung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1276-1006-1-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Samsung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1276-6524-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4, C5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Samsung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1276-6457-1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Samsung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1276-1860-1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e used for C3 as well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C.H.I.P.</text:p>
          </table:table-cell>
          <table:table-cell office:value-type="string" calcext:value-type="string">
            <text:p>Sullins Connector Solutions</text:p>
          </table:table-cell>
          <table:table-cell/>
          <table:table-cell office:value-type="string" calcext:value-type="string">
            <text:p>S2011EC-20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2.5x5.5mm</text:p>
          </table:table-cell>
          <table:table-cell office:value-type="string" calcext:value-type="string">
            <text:p>CP-002B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B2J4070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B2J40700LCT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74LVC138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16-SOIC (3.90mm)</text:p>
          </table:table-cell>
          <table:table-cell office:value-type="string" calcext:value-type="string">
            <text:p>568-1577-5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DS243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TO-92-3</text:p>
          </table:table-cell>
          <table:table-cell office:value-type="string" calcext:value-type="string">
            <text:p>DS2431+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P3032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AP3032KTR-G1DICT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74AHC1G08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568-2501-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8µH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445-174144-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On Shore Technology Inc.</text:p>
          </table:table-cell>
          <table:table-cell/>
          <table:table-cell office:value-type="string" calcext:value-type="string">
            <text:p>ED10528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Harwin Inc.</text:p>
          </table:table-cell>
          <table:table-cell/>
          <table:table-cell office:value-type="string" calcext:value-type="string">
            <text:p>952-2245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wr SW</text:p>
          </table:table-cell>
          <table:table-cell office:value-type="string" calcext:value-type="string">
            <text:p>Harwin Inc.</text:p>
          </table:table-cell>
          <table:table-cell/>
          <table:table-cell office:value-type="string" calcext:value-type="string">
            <text:p>952-2244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Amphenol FCI</text:p>
          </table:table-cell>
          <table:table-cell/>
          <table:table-cell office:value-type="string" calcext:value-type="string">
            <text:p>609-1195-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.6Ω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311-5.6GRCT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5” &amp; 7” Panel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5Ω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311-15GRCT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4.3” Pane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0603</text:p>
          </table:table-cell>
          <table:table-cell office:value-type="string" calcext:value-type="string">
            <text:p>311-4.7KGRCT-ND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y Nybo</meta:initial-creator>
    <meta:creation-date>2016-09-01T13:26:04.675357106</meta:creation-date>
    <dc:date>2016-09-01T13:36:23.568117404</dc:date>
    <dc:creator>Cody Nybo</dc:creator>
    <meta:editing-duration>PT10M18S</meta:editing-duration>
    <meta:editing-cycles>1</meta:editing-cycles>
    <meta:document-statistic meta:table-count="1" meta:cell-count="118" meta:object-count="0"/>
    <meta:generator>LibreOffice/5.0.3.2$Linux_X86_64 LibreOffice_project/00m0$Build-2</meta:generator>
  </office:meta>
</office:document-meta>
</file>